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4542" officeooo:paragraph-rsid="000c4542"/>
    </style:style>
    <style:style style:name="P2" style:family="paragraph" style:parent-style-name="Heading_20_3">
      <style:text-properties officeooo:paragraph-rsid="000c4542"/>
    </style:style>
    <style:style style:name="P3" style:family="paragraph" style:parent-style-name="Text_20_body">
      <style:text-properties officeooo:paragraph-rsid="000c4542"/>
    </style:style>
    <style:style style:name="T1" style:family="text">
      <style:text-properties officeooo:rsid="000c4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ustomer</text:h>
      <text:p text:style-name="P3">{</text:p>
      <text:p text:style-name="P3"><text:s text:c="4"/>"_id": "6849d30ef98f39baa2fa9a06",</text:p>
      <text:p text:style-name="P3"><text:s text:c="4"/>"name": "Liam Customer",</text:p>
      <text:p text:style-name="P3"><text:s text:c="4"/>"email": "customer@example.com",</text:p>
      <text:p text:style-name="P3"><text:s text:c="4"/>"role": "customer",</text:p>
      <text:p text:style-name="P3"><text:s text:c="4"/>"token": "eyJhbGciOiJIUzI1NiIsInR5cCI6IkpXVCJ9.eyJpZCI6IjY4NDlkMzBlZjk4ZjM5YmFhMmZhOWEwNiIsImlhdCI6MTc0OTY2OTEwOSwiZXhwIjoxNzUwMjczOTA5fQ.Ez55m4Nk-wxuW7ZHhPBLh9Fv-jZZLq1aXsYHarpabnE"}</text:p>
      <text:h text:style-name="P2" text:outline-level="3" text:is-list-header="true"><text:span text:style-name="T1">seller</text:span></text:h>
      <text:p text:style-name="P3">{</text:p>
      <text:p text:style-name="P3"><text:s text:c="4"/>"_id": "6849d369f98f39baa2fa9a09",</text:p>
      <text:p text:style-name="P3"><text:s text:c="4"/>"name": "Sophia Seller",</text:p>
      <text:p text:style-name="P3"><text:s text:c="4"/>"email": "seller@example.com",</text:p>
      <text:p text:style-name="P3"><text:s text:c="4"/>"role": "customer",</text:p>
      <text:p text:style-name="P3"><text:s text:c="4"/>"token": "eyJhbGciOiJIUzI1NiIsInR5cCI6IkpXVCJ9.eyJpZCI6IjY4NDlkMzY5Zjk4ZjM5YmFhMmZhOWEwOSIsImlhdCI6MTc0OTY2OTA2MiwiZXhwIjoxNzUwMjczODYyfQ.g6NlcYte2ZV3hfxQYFrzLVIHjr9x5zconokRxicnsSE"}</text:p>
      <text:h text:style-name="P1" text:outline-level="3">Admin</text:h>
      <text:p text:style-name="P3">{"_id": "6849d3c5f98f39baa2fa9a0c",</text:p>
      <text:p text:style-name="P3"><text:s text:c="4"/>"name": "Eve Admin",</text:p>
      <text:p text:style-name="P3"><text:s text:c="4"/>"email": "eve@example.com",</text:p>
      <text:p text:style-name="P3"><text:s text:c="4"/>"role": "customer",</text:p>
      <text:p text:style-name="P3"><text:s text:c="4"/>"token": "eyJhbGciOiJIUzI1NiIsInR5cCI6IkpXVCJ9.eyJpZCI6IjY4NDlkM2M1Zjk4ZjM5YmFhMmZhOWEwYyIsImlhdCI6MTc0OTY2ODk4OSwiZXhwIjoxNzUwMjczNzg5fQ.V9UpM7NujFyqtn9cAQOBWOWskZiallg0NSWW0zELaUw"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21:54:13.225331373</meta:creation-date>
    <dc:date>2025-06-11T23:24:24.680101453</dc:date>
    <meta:editing-duration>PT1H10M11S</meta:editing-duration>
    <meta:editing-cycles>1</meta:editing-cycles>
    <meta:document-statistic meta:table-count="0" meta:image-count="0" meta:object-count="0" meta:page-count="1" meta:paragraph-count="20" meta:word-count="38" meta:character-count="943" meta:non-whitespace-character-count="869"/>
    <meta:generator>LibreOffice/24.2.7.2$Linux_X86_64 LibreOffice_project/420$Build-2</meta:generator>
  </office:meta>
</office:document-meta>
</file>